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Corbel" svg:font-family="Corbel"/>
    <style:font-face style:name="Arial Unicode MS1" svg:font-family="'Arial Unicode MS'" style:font-family-generic="swiss"/>
    <style:font-face style:name="MV Boli" svg:font-family="'MV Bol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bel1" svg:font-family="Corbe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text-indent="0.967cm" style:auto-text-indent="false"/>
      <style:text-properties fo:color="#000000" style:font-name="Corbel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MV Boli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3" style:family="paragraph" style:parent-style-name="Standard" style:master-page-name="">
      <style:paragraph-properties fo:margin-left="0cm" fo:margin-right="0cm" fo:text-align="start" style:justify-single-word="false" fo:text-indent="0.967cm" style:auto-text-indent="false" style:page-number="auto"/>
      <style:text-properties style:font-name="MV Boli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.967cm" style:auto-text-indent="false"/>
      <style:text-properties fo:color="#000000" style:font-name="Corbel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.967cm" style:auto-text-indent="false"/>
      <style:text-properties fo:color="#000000" style:font-name="Corbel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" style:family="text">
      <style:text-properties fo:color="#572314"/>
    </style:style>
    <style:style style:name="T2" style:family="text">
      <style:text-properties fo:color="#572314" style:font-name="Corbel"/>
    </style:style>
    <style:style style:name="T3" style:family="text">
      <style:text-properties fo:color="#572314" style:font-name="Corbel" fo:font-size="43pt"/>
    </style:style>
    <style:style style:name="T4" style:family="text">
      <style:text-properties style:font-name="Comic Sans MS" fo:font-size="24pt"/>
    </style:style>
    <style:style style:name="T5" style:family="text">
      <style:text-properties fo:font-size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ояснительная записка</text:p>
      <text:p text:style-name="P3"/>
      <text:p text:style-name="P4">Проект по разделу создания и форматирования сайтов </text:p>
      <text:p text:style-name="P4"/>
      <text:p text:style-name="P4"/>
      <text:p text:style-name="P5">Авторы: Бекова Лейла, Гойбашева Динара</text:p>
      <text:p text:style-name="P5">Руководитель: Буданцев Артём</text:p>
      <text:p text:style-name="P5"/>
      <text:p text:style-name="P5"/>
      <text:p text:style-name="P5"/>
      <text:p text:style-name="P1"><text:span text:style-name="T5">Принцип работы сайта: <text:line-break/>1 – действие: пользователя отправляют на главную страницу<text:line-break/>2 – действие: пользователь может войти/зарегистрироваться или продолжить путешествовать по сайту<text:line-break/>3 – действие: если пользователь вошел/зарегистрировался, он может: зайти в свой профиль для просмотра информации, оставить отзыв о породе. 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Corbel" svg:font-family="Corbel"/>
    <style:font-face style:name="Arial Unicode MS1" svg:font-family="'Arial Unicode MS'" style:font-family-generic="swiss"/>
    <style:font-face style:name="MV Boli" svg:font-family="'MV Bol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bel1" svg:font-family="Corbe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Диайра </meta:initial-creator>
    <meta:creation-date>2020-04-29T15:29:03.26</meta:creation-date>
    <meta:document-statistic meta:table-count="0" meta:image-count="0" meta:object-count="0" meta:page-count="1" meta:paragraph-count="5" meta:word-count="58" meta:character-count="455"/>
    <dc:date>2020-04-29T15:36:29.45</dc:date>
    <dc:creator>Диайра </dc:creator>
    <meta:editing-duration>PT7M29S</meta:editing-duration>
    <meta:editing-cycles>1</meta:editing-cycles>
    <meta:generator>OpenOffice/4.1.5$Win32 OpenOffice.org_project/415m1$Build-9789</meta:generator>
  </office:meta>
</office:document-meta>
</file>